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590000055D5A194C41E7180284.png" manifest:media-type="image/png"/>
  <manifest:file-entry manifest:full-path="Pictures/100002010000017C0000019015C54D2CE96936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872cm" fo:min-width="3.036cm"/>
    </style:style>
    <style:style style:name="gr2" style:family="graphic" style:parent-style-name="standard">
      <style:graphic-properties draw:textarea-horizontal-align="justify" draw:textarea-vertical-align="middle" draw:auto-grow-height="false" fo:min-height="1.872cm" fo:min-width="3.036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2" draw:id="id2" draw:layer="layout" svg:width="5cm" svg:height="3cm" svg:x="1.8cm" svg:y="9.8cm"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cm" svg:height="3cm" svg:x="14.2cm" svg:y="9.6cm">
          <text:p text:style-name="P1">Friend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cm" svg:height="3cm" svg:x="14.2cm" svg:y="5.8cm">
          <text:p text:style-name="P1">Friend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cm" svg:height="3cm" svg:x="30.2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5cm" svg:height="3cm" svg:x="14.2cm" svg:y="13.4cm">
          <text:p text:style-name="P1">Friend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xml:id="id1" draw:id="id1" draw:layer="layout" svg:width="3.853cm" svg:height="4.056cm" svg:x="2.347cm" svg:y="3.4cm">
          <draw:image xlink:href="Pictures/100002010000017C0000019015C54D2CE96936AA.png" xlink:type="simple" xlink:show="embed" xlink:actuate="onLoad">
            <text:p/>
          </draw:image>
        </draw:frame>
        <draw:frame draw:style-name="gr3" draw:text-style-name="P2" xml:id="id3" draw:id="id3" draw:layer="layout" svg:width="3.537cm" svg:height="3.723cm" svg:x="23.4cm" svg:y="5.477cm">
          <draw:image xlink:href="Pictures/100002010000017C0000019015C54D2CE96936AA.png" xlink:type="simple" xlink:show="embed" xlink:actuate="onLoad">
            <text:p/>
          </draw:image>
        </draw:frame>
        <draw:frame draw:style-name="gr3" draw:text-style-name="P2" draw:layer="layout" svg:width="3.537cm" svg:height="3.723cm" svg:x="23.4cm" svg:y="9.2cm">
          <draw:image xlink:href="Pictures/100002010000017C0000019015C54D2CE96936AA.png" xlink:type="simple" xlink:show="embed" xlink:actuate="onLoad">
            <text:p/>
          </draw:image>
        </draw:frame>
        <draw:frame draw:style-name="gr3" draw:text-style-name="P2" xml:id="id5" draw:id="id5" draw:layer="layout" svg:width="3.537cm" svg:height="3.723cm" svg:x="23.4cm" svg:y="13cm">
          <draw:image xlink:href="Pictures/100002010000017C0000019015C54D2CE96936AA.png" xlink:type="simple" xlink:show="embed" xlink:actuate="onLoad">
            <text:p/>
          </draw:image>
        </draw:frame>
        <draw:connector draw:style-name="gr4" draw:text-style-name="P3" draw:layer="layout" draw:type="line" svg:x1="4.273cm" svg:y1="7.456cm" svg:x2="4.294cm" svg:y2="9.492cm" draw:start-shape="id1" draw:start-glue-point="2" svg:d="M4273 7456l21 2036" svg:viewBox="0 0 22 2037">
          <text:p/>
        </draw:connector>
        <draw:line draw:style-name="gr4" draw:text-style-name="P3" draw:layer="layout" svg:x1="6.8cm" svg:y1="10.6cm" svg:x2="14.2cm" svg:y2="7.8cm">
          <text:p/>
        </draw:line>
        <draw:connector draw:style-name="gr4" draw:text-style-name="P3" draw:layer="layout" draw:type="line" svg:x1="6.8cm" svg:y1="11.3cm" svg:x2="13.949cm" svg:y2="11.14cm" draw:start-shape="id2" draw:start-glue-point="10" svg:d="M6800 11300l7149-160" svg:viewBox="0 0 7150 161">
          <text:p/>
        </draw:connector>
        <draw:line draw:style-name="gr4" draw:text-style-name="P3" draw:layer="layout" svg:x1="6.8cm" svg:y1="12cm" svg:x2="14.2cm" svg:y2="14.4cm">
          <text:p/>
        </draw:line>
        <draw:connector draw:style-name="gr4" draw:text-style-name="P3" draw:layer="layout" draw:type="line" svg:x1="19.426cm" svg:y1="7.357cm" svg:x2="23.4cm" svg:y2="7.338cm" draw:end-shape="id3" svg:d="M19426 7357l3974-19" svg:viewBox="0 0 3975 20">
          <text:p/>
        </draw:connector>
        <draw:line draw:style-name="gr4" draw:text-style-name="P3" draw:layer="layout" svg:x1="19.2cm" svg:y1="11.2cm" svg:x2="23.4cm" svg:y2="11.2cm">
          <text:p/>
        </draw:line>
        <draw:connector draw:style-name="gr4" draw:text-style-name="P3" draw:layer="layout" draw:type="line" svg:x1="19.2cm" svg:y1="14.9cm" svg:x2="23.4cm" svg:y2="14.861cm" draw:start-shape="id4" draw:start-glue-point="10" draw:end-shape="id5" svg:d="M19200 14900l4200-39" svg:viewBox="0 0 4201 40">
          <text:p/>
        </draw:connector>
        <draw:frame draw:style-name="gr5" draw:text-style-name="P1" draw:layer="layout" svg:width="2.269cm" svg:height="2.8cm" svg:x="3.131cm" svg:y="15.4cm">
          <draw:image xlink:href="Pictures/10000201000004590000055D5A194C41E7180284.png" xlink:type="simple" xlink:show="embed" xlink:actuate="onLoad">
            <text:p/>
          </draw:image>
        </draw:frame>
        <draw:line draw:style-name="gr6" draw:text-style-name="P1" draw:layer="layout" svg:x1="4.2cm" svg:y1="13.2cm" svg:x2="4.2cm" svg:y2="15.2cm">
          <text:p/>
        </draw:lin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21:41:13.065512969</meta:creation-date>
    <dc:date>2016-11-04T22:00:43.759030283</dc:date>
    <meta:editing-duration>PT6M15S</meta:editing-duration>
    <meta:editing-cycles>2</meta:editing-cycles>
    <meta:generator>LibreOffice/5.1.4.2$Linux_X86_64 LibreOffice_project/10m0$Build-2</meta:generator>
    <meta:document-statistic meta:object-count="41"/>
  </office:meta>
</office:document-meta>
</file>